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73c744" officeooo:paragraph-rsid="0073c744"/>
    </style:style>
    <style:style style:name="P2" style:family="paragraph" style:parent-style-name="Nadpis2">
      <style:text-properties officeooo:rsid="0073c744" officeooo:paragraph-rsid="0073c744"/>
    </style:style>
    <style:style style:name="P3" style:family="paragraph" style:parent-style-name="Nadpis2">
      <style:text-properties officeooo:rsid="0077442f" officeooo:paragraph-rsid="0077442f"/>
    </style:style>
    <style:style style:name="P4" style:family="paragraph" style:parent-style-name="Hlavička">
      <style:text-properties style:use-window-font-color="true" officeooo:rsid="0073c744" officeooo:paragraph-rsid="0073c744"/>
    </style:style>
    <style:style style:name="P5" style:family="paragraph" style:parent-style-name="text" style:list-style-name="L1">
      <style:text-properties officeooo:rsid="0073c744" officeooo:paragraph-rsid="0073c744"/>
    </style:style>
    <style:style style:name="P6" style:family="paragraph" style:parent-style-name="text" style:list-style-name="L1">
      <style:text-properties fo:color="#ed1c24" officeooo:rsid="0077442f" officeooo:paragraph-rsid="0077442f"/>
    </style:style>
    <style:style style:name="P7" style:family="paragraph" style:parent-style-name="text" style:list-style-name="L2">
      <style:text-properties fo:color="#ed1c24" fo:font-style="normal" officeooo:rsid="0077442f" officeooo:paragraph-rsid="0077442f" style:font-style-asian="normal" style:font-style-complex="normal"/>
    </style:style>
    <style:style style:name="P8" style:family="paragraph" style:parent-style-name="text" style:list-style-name="L1">
      <style:text-properties officeooo:rsid="00759eef" officeooo:paragraph-rsid="00759eef"/>
    </style:style>
    <style:style style:name="P9" style:family="paragraph" style:parent-style-name="text" style:list-style-name="L1">
      <style:text-properties officeooo:rsid="0077442f" officeooo:paragraph-rsid="0077442f"/>
    </style:style>
    <style:style style:name="P10" style:family="paragraph" style:parent-style-name="text" style:list-style-name="L2">
      <style:text-properties officeooo:rsid="0077442f" officeooo:paragraph-rsid="0077442f"/>
    </style:style>
    <style:style style:name="P11" style:family="paragraph" style:parent-style-name="text" style:list-style-name="L2">
      <style:text-properties fo:font-style="italic" officeooo:rsid="0077442f" officeooo:paragraph-rsid="0077442f" style:font-style-asian="italic" style:font-style-complex="italic"/>
    </style:style>
    <style:style style:name="P12" style:family="paragraph" style:parent-style-name="text" style:list-style-name="L2">
      <style:text-properties fo:font-style="normal" officeooo:rsid="0077442f" officeooo:paragraph-rsid="0077442f" style:font-style-asian="normal" style:font-style-complex="normal"/>
    </style:style>
    <style:style style:name="P13" style:family="paragraph" style:parent-style-name="text" style:list-style-name="L3">
      <style:text-properties officeooo:rsid="007ac42c" officeooo:paragraph-rsid="007ac42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lismus a Naturalismus ve světové literatuře</text:p>
      <text:p text:style-name="P1">Francie</text:p>
      <text:p text:style-name="P2">Gustave Flauber</text:p>
      <text:list xml:id="list1555881529" text:style-name="L1">
        <text:list-item>
          <text:p text:style-name="P5">většinu života ve venkovském sídle → venkovské reálie</text:p>
        </text:list-item>
        <text:list-item>
          <text:p text:style-name="P5">historická tématika</text:p>
        </text:list-item>
        <text:list-item>
          <text:p text:style-name="P5">Salambo – historie – z prostředí Kartága,</text:p>
        </text:list-item>
        <text:list-item>
          <text:p text:style-name="P5">Citová výchova</text:p>
        </text:list-item>
        <text:list-item>
          <text:p text:style-name="P5">Paní Bovaryová (mravy <text:s/>francouzského venkova)</text:p>
          <text:list>
            <text:list-item>
              <text:p text:style-name="P6">Úkol: Charakterizovat postavu</text:p>
              <text:list>
                <text:list-item>
                  <text:p text:style-name="P6"/>
                </text:list-item>
              </text:list>
            </text:list-item>
            <text:list-item>
              <text:p text:style-name="P5">Ema</text:p>
              <text:list>
                <text:list-item>
                  <text:p text:style-name="P5">dívka zaměřena silně romanticky – pohádkové představy o životě</text:p>
                </text:list-item>
                <text:list-item>
                  <text:p text:style-name="P8">provdá se za venkovského lékaře</text:p>
                </text:list-item>
                <text:list-item>
                  <text:p text:style-name="P8">chce život ve městě</text:p>
                </text:list-item>
                <text:list-item>
                  <text:p text:style-name="P8">deprese</text:p>
                </text:list-item>
                <text:list-item>
                  <text:p text:style-name="P8">najde si milence (Rudolf)</text:p>
                  <text:list>
                    <text:list-item>
                      <text:p text:style-name="P8">románek lásky</text:p>
                    </text:list-item>
                    <text:list-item>
                      <text:p text:style-name="P9">Rudolf se rozejde</text:p>
                    </text:list-item>
                  </text:list>
                </text:list-item>
                <text:list-item>
                  <text:p text:style-name="P9">historie se zopakuje v jiném městě</text:p>
                </text:list-item>
                <text:list-item>
                  <text:p text:style-name="P9">kvůli jejím románkům zrujnuje svoji domácnost</text:p>
                </text:list-item>
              </text:list>
            </text:list-item>
            <text:list-item>
              <text:p text:style-name="P9">soudy kvůli podtitulu – urážka francouzského venkova</text:p>
              <text:list>
                <text:list-item>
                  <text:p text:style-name="P9">vyhrál → velký zájem o dílo</text:p>
                </text:list-item>
              </text:list>
            </text:list-item>
          </text:list>
        </text:list-item>
      </text:list>
      <text:p text:style-name="P3">Emil Zola</text:p>
      <text:list xml:id="list3677997453" text:style-name="L2">
        <text:list-item>
          <text:p text:style-name="P10">Zakladatel naturalismu</text:p>
        </text:list-item>
        <text:list-item>
          <text:p text:style-name="P11">Experimentální román</text:p>
          <text:list>
            <text:list-item>
              <text:p text:style-name="P10">literálně teoretické dílo</text:p>
            </text:list-item>
            <text:list-item>
              <text:p text:style-name="P10">teorie románu</text:p>
            </text:list-item>
            <text:list-item>
              <text:p text:style-name="P10">román musí být stavěn na vědeckých faktorech</text:p>
            </text:list-item>
            <text:list-item>
              <text:p text:style-name="P10">spisovatel – nestranný pozorovatel a zprostředkovatel</text:p>
            </text:list-item>
          </text:list>
        </text:list-item>
        <text:list-item>
          <text:p text:style-name="P10">snažil se vytvořit cyklus románů k zachycení společnosti</text:p>
        </text:list-item>
        <text:list-item>
          <text:p text:style-name="P10">cyklus románů <text:span text:style-name="T1">Rougon-Macqurtové</text:span><text:span text:style-name="T2"> </text:span></text:p>
          <text:list>
            <text:list-item>
              <text:p text:style-name="P12">Stěstí Rugonů</text:p>
            </text:list-item>
            <text:list-item>
              <text:p text:style-name="P12">Zabiják</text:p>
              <text:list>
                <text:list-item>
                  <text:p text:style-name="P7">Vysvětlit název</text:p>
                </text:list-item>
              </text:list>
            </text:list-item>
            <text:list-item>
              <text:p text:style-name="P12">Nana</text:p>
              <text:list>
                <text:list-item>
                  <text:p text:style-name="P7">Proč tato díla spadají pod naturalismus</text:p>
                </text:list-item>
              </text:list>
            </text:list-item>
          </text:list>
        </text:list-item>
      </text:list>
      <text:p text:style-name="Nadpis2">Guy de Maupassant</text:p>
      <text:list xml:id="list2310419392" text:style-name="L3">
        <text:list-item>
          <text:p text:style-name="P13">Miláček</text:p>
          <text:list>
            <text:list-item>
              <text:p text:style-name="P13">z vyšší společnosti</text:p>
            </text:list-item>
            <text:list-item>
              <text:p text:style-name="P13"><text:soft-page-break/>muž, kterému se podaří proniknout do vyšší společnosti pomocí žen</text:p>
            </text:list-item>
          </text:list>
        </text:list-item>
        <text:list-item>
          <text:p text:style-name="P13">kulička</text:p>
          <text:list>
            <text:list-item>
              <text:list>
                <text:list-item>
                  <text:p text:style-name="P13">prostitutka, které se obětuje, ale pak ji nejsou vděční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3cm" fo:margin-bottom="0.312cm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4-05T10:35:00.648000000</dc:date>
    <meta:editing-duration>P3DT51M40S</meta:editing-duration>
    <meta:editing-cycles>49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43" meta:word-count="197" meta:character-count="1164" meta:non-whitespace-character-count="1039"/>
  </office:meta>
</office:document-meta>
</file>